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paragraph-rsid="00117d0b" style:font-size-asian="12pt" style:font-size-complex="12pt"/>
    </style:style>
    <style:style style:name="P3" style:family="paragraph" style:parent-style-name="Preformatted_20_Text">
      <style:text-properties style:font-name="Liberation Serif" fo:font-size="12pt" officeooo:paragraph-rsid="00132c5a" style:font-size-asian="12pt" style:font-size-complex="12pt"/>
    </style:style>
    <style:style style:name="P4" style:family="paragraph" style:parent-style-name="Preformatted_20_Text">
      <style:text-properties style:font-name="Liberation Serif" fo:font-size="12pt" officeooo:rsid="0013403b" officeooo:paragraph-rsid="0013403b" style:font-size-asian="12pt" style:font-size-complex="12pt"/>
    </style:style>
    <style:style style:name="P5" style:family="paragraph" style:parent-style-name="Preformatted_20_Text">
      <style:text-properties style:font-name="Liberation Serif" fo:font-size="12pt" officeooo:paragraph-rsid="0013403b" style:font-size-asian="12pt" style:font-size-complex="12pt"/>
    </style:style>
    <style:style style:name="T1" style:family="text">
      <style:text-properties officeooo:rsid="001126f6"/>
    </style:style>
    <style:style style:name="T2" style:family="text">
      <style:text-properties officeooo:rsid="00117d0b"/>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3403b" style:font-size-asian="12pt" style:font-size-complex="12pt"/>
    </style:style>
    <style:style style:name="T5" style:family="text">
      <style:text-properties officeooo:rsid="00132c5a"/>
    </style:style>
    <style:style style:name="T6" style:family="text">
      <style:text-properties officeooo:rsid="00134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2 - 2013</text:p>
      <text:p text:style-name="P1"/>
      <text:p text:style-name="P1">Write down the Poiscuille’s equation for a viscous fluid <text:span text:style-name="T1">flowing</text:span> through a tube defining all the symbols.</text:p>
      <text:p text:style-name="P1">What assumptions <text:span text:style-name="T1">ar</text:span>e used <text:span text:style-name="T1">to</text:span> develop <text:span text:style-name="T1">t</text:span>he equation above. </text:p>
      <text:p text:style-name="P1"/>
      <text:p text:style-name="P1">What is meant by Newtoni<text:span text:style-name="T1">a</text:span>n fluid? </text:p>
      <text:p text:style-name="P1"/>
      <text:p text:style-name="P1"><text:span text:style-name="T1">A submarine model</text:span> is situated in a part of a <text:span text:style-name="T1">t</text:span>ube with diameter 5.<text:span text:style-name="T1">1</text:span> <text:span text:style-name="T1">c</text:span>m where water <text:span text:style-name="T1">moves at 2.4 m/s. <text:s/></text:span>Determine the:</text:p>
      <text:p text:style-name="P1">(i) <text:span text:style-name="T1">velocity</text:span> of flow in the water supply pipe of diameter 25.4 cm. </text:p>
      <text:p text:style-name="P1"><text:span text:style-name="T1">(ii) p</text:span>res<text:span text:style-name="T1">s</text:span>ure difference between the narrow and the wide tube. </text:p>
      <text:p text:style-name="P1"/>
      <text:p text:style-name="P1">Define <text:span text:style-name="T1">comprehensibility</text:span> of a gas in ter<text:span text:style-name="T1">m</text:span>s of the elasticity of gases. </text:p>
      <text:p text:style-name="P1"/>
      <text:p text:style-name="P1">The bulk modulus of elasticity for lead is 8 x 10<text:span text:style-name="T1">^{9}</text:span> N/m<text:span text:style-name="T1">^2 </text:span>. Find the density of <text:span text:style-name="T1">lead</text:span> if the pressure applied is 2 x 10<text:span text:style-name="T1">^8 </text:span>N/<text:span text:style-name="T1">m^2 </text:span>. </text:p>
      <text:p text:style-name="P1"/>
      <text:p text:style-name="P1">Define the terms: proportional limit, <text:span text:style-name="T1">elastic limit</text:span>, yield point and elasticity.</text:p>
      <text:p text:style-name="P1"/>
      <text:p text:style-name="P2">Use a sketch graph to show how the extension of the wire varies with the applied force and mark the <text:span text:style-name="T2">el</text:span>astic limit and yield point on it. Explain how the magnitude of the Young's modulus is obtained from the graph.</text:p>
      <text:p text:style-name="P2"><text:s/></text:p>
      <text:p text:style-name="P1">A block of metal weighing 20 N with a volume of 8 x 10<text:span text:style-name="T2">^{-4} </text:span>m? is completely immersed</text:p>
      <text:p text:style-name="P1">in oil of density 700 kg/<text:span text:style-name="T2">m^3</text:span> then attached to one end of a vertical wire of length 4.0 m and diameter of 0.6 mm whose other end is fixed. If the length of the wire is increased by 1.0 mm. find the:</text:p>
      <text:p text:style-name="P1">(i) young’s modulus of the wire. </text:p>
      <text:p text:style-name="P1"><text:span text:style-name="T2">(ii) </text:span>energy stored in the wire. </text:p>
      <text:p text:style-name="P1"/>
      <text:p text:style-name="P2">A rubber cord of a Y - shaped object has a cross sectiona<text:span text:style-name="T2">l</text:span> area of 4 x 10<text:span text:style-name="T2">^{-6}</text:span> m<text:span text:style-name="T2">^2 </text:span>? And relaxation length of 100 mm. If the arms of the catapult are 70 <text:span text:style-name="T2">m</text:span>m apart, calculate the: </text:p>
      <text:p text:style-name="P2"><text:span text:style-name="T2">(i) </text:span>tension in the rubber. </text:p>
      <text:p text:style-name="P1">(ii) force required to stretch it when the rubber cord is pulled back until its length d<text:span text:style-name="T2">o</text:span>ubles. </text:p>
      <text:p text:style-name="P1"/>
      <text:p text:style-name="P1">Briefly give comments on the following observations:</text:p>
      <text:p text:style-name="P2"><text:span text:style-name="T2">(i) </text:span>Polyatomic and diatomic gases have larger molar heat capacities than monatomic gases. </text:p>
      <text:p text:style-name="P1">(ii) <text:s/>Cubical container is used for the derivation of pressure of an ideal gas.</text:p>
      <text:p text:style-name="P1"/>
      <text:p text:style-name="P1">What is meant by a gas constant. </text:p>
      <text:p text:style-name="P1"/>
      <text:p text:style-name="P1">Helium gas occupies a volume of 4 x 10<text:span text:style-name="T2">^{-2} </text:span>m<text:span text:style-name="T2">^3</text:span> a<text:span text:style-name="T2">t</text:span> a pressure of 2 x 10<text:span text:style-name="T2">^5</text:span> Pa and <text:span text:style-name="T2">temperature </text:span>of 300 K. Calculate the mass of heliu<text:span text:style-name="T2">m</text:span> and the r.<text:span text:style-name="T2">m.s</text:span> speed of its <text:span text:style-name="T2">molecules.</text:span></text:p>
      <text:p text:style-name="P1"/>
      <text:p text:style-name="P1">When a gas expand adiabatically it does work on its surroundings although there is no heat input to the gas. Expla<text:span text:style-name="T2">in</text:span> where <text:span text:style-name="T2">this</text:span> <text:span text:style-name="T2">e</text:span>nergy is com<text:span text:style-name="T2">i</text:span>ng from.</text:p>
      <text:p text:style-name="P1"/>
      <text:p text:style-name="P1">An <text:span text:style-name="T5">i</text:span>deal gas at 17 <text:span text:style-name="T5">degrees </text:span>C and 750 mm<text:span text:style-name="T5">Hg</text:span> is compressed <text:span text:style-name="T5">i</text:span>sothermally Until its volume is reached to <text:span text:style-name="T5">¾</text:span> of its <text:span text:style-name="T5">i</text:span>nitial value <text:span text:style-name="T5">If it</text:span> then allowed to <text:span text:style-name="T5">ex</text:span>pand adiabatically to a volume of 20% <text:span text:style-name="T5">g</text:span>reater than i<text:span text:style-name="T5">t</text:span>s <text:soft-page-break/>original value. calculate the final temperature and pressure of the gas. </text:p>
      <text:p text:style-name="P1"/>
      <text:p text:style-name="P1">How does the first law of <text:span text:style-name="T5">thermodynamics</text:span> change under <text:span text:style-name="T5">i</text:span>sothermal and adiabatic processes? </text:p>
      <text:p text:style-name="P1"/>
      <text:p text:style-name="P1">Show that the specific heat capacities of an ideal gas are related by the relation <text:span text:style-name="T5">C_p = C_v + n R .</text:span></text:p>
      <text:p text:style-name="P1">Explain the meaning of all the symbols used in the equation <text:span text:style-name="T5">above.</text:span></text:p>
      <text:p text:style-name="P1"/>
      <text:p text:style-name="P1">One mole of an ideal monatomic gas is heated at constant volume from the temperature of 300 K to 600 K. Calculate the:</text:p>
      <text:p text:style-name="P3"><text:span text:style-name="T2">(i) </text:span>amount of heat added </text:p>
      <text:p text:style-name="P3"><text:span text:style-name="T2">(ii) </text:span>work done by the gas </text:p>
      <text:p text:style-name="P3"><text:span text:style-name="T2">(iii) </text:span>change in its infernal energy</text:p>
      <text:p text:style-name="P3"/>
      <text:p text:style-name="P1">The piston of a bicycle pump at room temperature of 290 K is slowly moved in until the volume of air enclosed is one — fifth of the total volume of the pump. The outlet is then sealed and the piston suddenly drawn out to full extension. If no air passes the piston, find the temperature of the air in the pump immediately after withdrawing the piston, assuming that air ts an ideal gas with cryoscopic constant, <text:span text:style-name="T5">gamma </text:span>= 1.4 .</text:p>
      <text:p text:style-name="P1"/>
      <text:p text:style-name="P1">What is meant by crossed polaroids? </text:p>
      <text:p text:style-name="P1"/>
      <text:p text:style-name="P1">Briefly describe the <text:span text:style-name="T5">a</text:span>pp<text:span text:style-name="T5">e</text:span>arance of fringes produced by monochromatic fight.</text:p>
      <text:p text:style-name="P1"/>
      <text:p text:style-name="P1">Give two difference between diffracting grating spectra and prism spectra.</text:p>
      <text:p text:style-name="P1"/>
      <text:p text:style-name="P1">A diffraction grating used at normal incidence gives a yellow line. <text:span text:style-name="T5">lambda</text:span> = 5750 A <text:span text:style-name="T5">in a</text:span> certain spectral orde<text:span text:style-name="T5">r</text:span>: superimposed on <text:span text:style-name="T5">a</text:span> blue <text:span text:style-name="T5">l</text:span>ine, <text:span text:style-name="T5">lambda</text:span> = 4600 A of the next h<text:span text:style-name="T5">i</text:span>ghe<text:span text:style-name="T5">r</text:span> order, If the angle of diffraction is 30 <text:span text:style-name="T5">degrees ,</text:span> <text:span text:style-name="T5">w</text:span>hat is the spacing between the grating lines? </text:p>
      <text:p text:style-name="P1"/>
      <text:p text:style-name="P1">State Huygens principle of wave construction. </text:p>
      <text:p text:style-name="P1"/>
      <text:p text:style-name="P1">A thin wedge of ai<text:span text:style-name="T5">r</text:span> of small angle ts enclosed by two thin glass plates. When the plates are illuminated by a paralle<text:span text:style-name="T5">l</text:span> beam of monochromatic light of wavelength 589 nm, the distance apart of the fringes is 0.8 mm. Calculate the angle of the wedge. </text:p>
      <text:p text:style-name="P1"/>
      <text:p text:style-name="P1">Explain why it i<text:span text:style-name="T5">s</text:span> better to use a smal<text:span text:style-name="T5">l </text:span>current for <text:span text:style-name="T5">a l</text:span>ong time to plate a m<text:span text:style-name="T5">eta</text:span>l with a given thickness of silver than using a larger current for a short time? </text:p>
      <text:p text:style-name="P1"/>
      <text:p text:style-name="P1">Give four difference between the passage of elec<text:span text:style-name="T5">tr</text:span>icity through metals and <text:s/><text:span text:style-name="T5">i</text:span>onized solution.</text:p>
      <text:p text:style-name="P1"/>
      <text:p text:style-name="P1">Define electric discharge and give one example.</text:p>
      <text:p text:style-name="P1"/>
      <text:p text:style-name="P1">A milliameter connected in <text:span text:style-name="T5">series</text:span> with a hydrogen discharge tube indicates a current of 1.0x10<text:span text:style-name="T5">^{-3} </text:span>A. If the number of electrons passing the cross section of the tube at a particular point is 4.0<text:span text:style-name="T5">x1</text:span>0<text:span text:style-name="T5">^{15}</text:span> per second, find the number of protons tha<text:span text:style-name="T5">t</text:span> pass the same cross section per second. </text:p>
      <text:p text:style-name="P1"/>
      <text:p text:style-name="P1">A silver and copper volta<text:span text:style-name="T5">m</text:span>me<text:span text:style-name="T5">t</text:span>er are connected in <text:span text:style-name="T5">parallel</text:span> across a 6 V battery of negligible internal resistance. In half an hour 1.0 g of copper and 2.0 g of silver are deposited. <text:span text:style-name="T5">Calculate</text:span> the rate at which the energy is supplied by the battery. </text:p>
      <text:p text:style-name="P1"><text:soft-page-break/></text:p>
      <text:p text:style-name="P1">State Lenz’s Jaw of <text:span text:style-name="T6">electromagnetic</text:span> induction.</text:p>
      <text:p text:style-name="P1"/>
      <text:p text:style-name="P1">An aircraft is flying <text:span text:style-name="T5">horizontally</text:span> at 200 m/<text:span text:style-name="T5">s</text:span> through the region where the vertical component of the earth magnetic field is 4.0 x 10<text:span text:style-name="T5">^{-5}</text:span> T. If the air craft has a wing spa<text:span text:style-name="T5">n</text:span> of 40 m, what will be the potential difference (p.d.) produced between the wing tips? </text:p>
      <text:p text:style-name="P1"/>
      <text:p text:style-name="P1"><text:span text:style-name="T5">A</text:span> <text:span text:style-name="T5">toroid</text:span> of inner radius 25 <text:span text:style-name="T5">c</text:span>m and an outer radius of 28 cm has 4500 turns of wound around it which passes a Current of 12 A. What will be the induction of the magnetic flux;</text:p>
      <text:p text:style-name="P1">(i) Outside the toroid. </text:p>
      <text:p text:style-name="P1">(i<text:span text:style-name="T5">i</text:span>) inside the core of the toroid, </text:p>
      <text:p text:style-name="P1">(iii) in an empty space surrounding the toroid. </text:p>
      <text:p text:style-name="P1"/>
      <text:p text:style-name="P1">Derive an expression for impedance of a series R - C circuit. </text:p>
      <text:p text:style-name="P1"/>
      <text:p text:style-name="P1">An alternating cu<text:span text:style-name="T5">rr</text:span>ent (a.c) of 0.2 A r.m.s and frequency of <text:span text:style-name="T6">110/2 pi</text:span> Hz flow in a circuit containing a series arrangement of a resistor R of resistance 20 <text:span text:style-name="T6">ohms </text:span>, an inductor L of 0.15 H and a capacitor C of capacitance 500 <text:span text:style-name="T6">mu </text:span>F . Calculate the potential difference (p.d) and the impedence of the circuit.</text:p>
      <text:p text:style-name="P1"/>
      <text:p text:style-name="P4">What is meant by transistor action?</text:p>
      <text:p text:style-name="P4"/>
      <text:p text:style-name="P4">Briefly explain why the collector of a transistor is made wider than the emitter and base?</text:p>
      <text:p text:style-name="P4"/>
      <text:p text:style-name="P4">Draw a well labeled circuit diagram of an inverting amplifier.</text:p>
      <text:p text:style-name="P4"/>
      <text:p text:style-name="P4">Derive the closed – loop gain A of an inverting amplifier. <text:s/>If the input resistor is equal to the feedback resistor, what would be the value of the gain A?</text:p>
      <text:p text:style-name="P1"/>
      <text:p text:style-name="P1">Mention one application of LED. What type of a semiconductor <text:span text:style-name="T6">is it</text:span>?</text:p>
      <text:p text:style-name="P1"/>
      <text:p text:style-name="P1">Write down two advantages of digital circuits over the analogue circuits.</text:p>
      <text:p text:style-name="P1"/>
      <text:p text:style-name="P1">Create the truth table of the circuit below.</text:p>
      <text:p text:style-name="P4">### insert table here ###</text:p>
      <text:p text:style-name="P4"/>
      <text:p text:style-name="P1">Distinguish between white spectrum and line spectrum. </text:p>
      <text:p text:style-name="P1"/>
      <text:p text:style-name="P1">If the energy necessary to cause the ejection of an electron by photoelectric effect from the N — shell and K - shell of an atom is 10 eV and 20 eV <text:span text:style-name="T6">r</text:span>espectively, calculate the maximum wavelength of radia<text:span text:style-name="T6">ti</text:span>on for each level.</text:p>
      <text:p text:style-name="P1"/>
      <text:p text:style-name="P1">What is the significance of the binding energy per nucleon? </text:p>
      <text:p text:style-name="P1"/>
      <text:p text:style-name="P1">The nucleus of iron, <text:span text:style-name="T6">### insert chemistry stuff ###</text:span> with a mass of 56.935 a.m.u. emits a <text:span text:style-name="T6">gamma </text:span>-ray</text:p>
      <text:p text:style-name="P1">radiation of 14.4 x 10<text:span text:style-name="T6">^3</text:span> eV. Calculate its recoil energy. </text:p>
      <text:p text:style-name="P1"/>
      <text:p text:style-name="P1">Given that Rydberg’s constant is approximately 1.1 x 10<text:span text:style-name="T6">^7</text:span> <text:span text:style-name="T6">m^{-1}</text:span> Calculate the corresponding range of frequency for emitted radiation in the:</text:p>
      <text:p text:style-name="P5"><text:span text:style-name="T2">(i) </text:span>Lyman series. </text:p>
      <text:p text:style-name="P5"><text:soft-page-break/><text:span text:style-name="T2">(ii) </text:span>Bal<text:span text:style-name="T6">m</text:span>er series. </text:p>
      <text:p text:style-name="P5"/>
      <text:p text:style-name="P5">10. (a) ~—A <text:span text:style-name="T6">r</text:span>adioactive isotope of Thallium <text:span text:style-name="T6">### insert chemistry stuff ###</text:span> Th, emits <text:span text:style-name="T6">beta</text:span> - particles with average energy of 1.5 MeV. If the half life of the isotope is 135 days and is brought to emit <text:span text:style-name="T6">gamma</text:span> - radiation:</text:p>
      <text:p text:style-name="P1"><text:span text:style-name="T6">(</text:span>i) <text:span text:style-name="T6">Describe</text:span> a simple test which could confirm the emission of <text:span text:style-name="T6">beta</text:span> - particles and <text:span text:style-name="T6">gamma</text:span> — radiation. </text:p>
      <text:p text:style-name="P1"><text:span text:style-name="T6">(ii)</text:span> What will happen to the nuc<text:span text:style-name="T6">l</text:span>eus of the new isotope after the emission of <text:span text:style-name="T6">gamma </text:span>- radiation? </text:p>
      <text:p text:style-name="P1"><text:span text:style-name="T6">(iii) </text:span>Find the decay constant of the isotope. </text:p>
      <text:p text:style-name="P1"/>
      <text:p text:style-name="P1">Briefly explain why the <text:span text:style-name="T6">beta</text:span> — particles emitted from a radioactive source differ from the electrons obtained by <text:span text:style-name="T6">thermionic</text:span> emission? </text:p>
      <text:p text:style-name="P1"/>
      <text:p text:style-name="Preformatted_20_Text"><text:span text:style-name="T3">The mass of a particular radioisotope in « sample is initially 6.4 x 10</text:span><text:span text:style-name="T4">^{-3} </text:span><text:span text:style-name="T3">kg, After 42 days the isotope was separated from the sample and found to have a mass of 1.0x 10</text:span><text:span text:style-name="T4">^{-4} </text:span><text:span text:style-name="T3">kg. Calculate the half- life of the isot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01T13:40:41.783079189</dc:date>
    <meta:editing-duration>PT18M43S</meta:editing-duration>
    <meta:editing-cycles>3</meta:editing-cycles>
    <meta:generator>LibreOffice/6.0.7.3$Linux_X86_64 LibreOffice_project/00m0$Build-3</meta:generator>
    <meta:document-statistic meta:table-count="0" meta:image-count="0" meta:object-count="0" meta:page-count="4" meta:paragraph-count="75" meta:word-count="1438" meta:character-count="7927" meta:non-whitespace-character-count="6516"/>
  </office:meta>
</office:document-meta>
</file>